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ulio@tulio-IdeaPad-Gaming-3-15IMH05:~/trybe$ mkdir unix_tests</text:p>
      <text:p text:style-name="Standard">tulio@tulio-IdeaPad-Gaming-3-15IMH05:~/trybe$ cd unix_tests</text:p>
      <text:p text:style-name="Standard">tulio@tulio-IdeaPad-Gaming-3-15IMH05:~/trybe/unix_tests$ curl -o countries.txt "https://gist.githubusercontent.com/kalinchernev/486393efcca01623b18d/raw/daa24c9fea66afb7d68f8d69f0c4b8eeb9406e83/countries"</text:p>
      <text:p text:style-name="Standard"><text:s text:c="2"/>% Total <text:s text:c="3"/>% Received % Xferd <text:s/>Average Speed <text:s text:c="2"/>Time <text:s text:c="3"/>Time <text:s text:c="4"/>Time <text:s/>Current</text:p>
      <text:p text:style-name="Standard"><text:s text:c="33"/>Dload <text:s/>Upload <text:s text:c="2"/>Total <text:s text:c="2"/>Spent <text:s text:c="3"/>Left <text:s/>Speed</text:p>
      <text:p text:style-name="Standard">100 <text:s/>1842 <text:s/>100 <text:s/>1842 <text:s text:c="3"/>0 <text:s text:c="4"/>0 <text:s/>11584 <text:s text:c="5"/>0 --:--:-- --:--:-- --:--:-- 11584</text:p>
      <text:p text:style-name="Standard">tulio@tulio-IdeaPad-Gaming-3-15IMH05:~/trybe/unix_tests$ less countries.txt</text:p>
      <text:p text:style-name="Standard">tulio@tulio-IdeaPad-Gaming-3-15IMH05:~/trybe/unix_tests$ less contries.txt</text:p>
      <text:p text:style-name="Standard">contries.txt: Arquivo ou diretório inexistente</text:p>
      <text:p text:style-name="Standard">tulio@tulio-IdeaPad-Gaming-3-15IMH05:~/trybe/unix_tests$ less countries.txt</text:p>
      <text:p text:style-name="Standard">tulio@tulio-IdeaPad-Gaming-3-15IMH05:~/trybe/unix_tests$ /less countries.txt</text:p>
      <text:p text:style-name="Standard">bash: /less: Arquivo ou diretório inexistente</text:p>
      <text:p text:style-name="Standard">tulio@tulio-IdeaPad-Gaming-3-15IMH05:~/trybe/unix_tests$ less countries.txt</text:p>
      <text:p text:style-name="Standard">tulio@tulio-IdeaPad-Gaming-3-15IMH05:~/trybe/unix_tests$ grep Brazil countries.txt</text:p>
      <text:p text:style-name="Standard">Brazil</text:p>
      <text:p text:style-name="Standard">tulio@tulio-IdeaPad-Gaming-3-15IMH05:~/trybe/unix_tests$ grep -i brazil countries.txt</text:p>
      <text:p text:style-name="Standard">Brazil</text:p>
      <text:p text:style-name="Standard">tulio@tulio-IdeaPad-Gaming-3-15IMH05:~/trybe/unix_tests$ touch frutas.txt</text:p>
      <text:p text:style-name="Standard">tulio@tulio-IdeaPad-Gaming-3-15IMH05:~/trybe/unix_tests$ grep -v fox phrases.txt</text:p>
      <text:p text:style-name="Standard">abacate é bom</text:p>
      <text:p text:style-name="Standard">morango não é gostoso</text:p>
      <text:p text:style-name="Standard">jaboticaba é doce</text:p>
      <text:p text:style-name="Standard">manga lopes salgado</text:p>
      <text:p text:style-name="Standard">abacaxi azedo e doce</text:p>
      <text:p text:style-name="Standard">maça caiu do pé</text:p>
      <text:p text:style-name="Standard">pera cabeça chão</text:p>
      <text:p text:style-name="Standard">uva dedos olhos</text:p>
      <text:p text:style-name="Standard">limão laranja camisa</text:p>
      <text:p text:style-name="Standard">lichia suspiro ar</text:p>
      <text:p text:style-name="Standard">melancia cabeça vergonha</text:p>
      <text:p text:style-name="Standard">melao geladeira penguim</text:p>
      <text:p text:style-name="Standard">tulio@tulio-IdeaPad-Gaming-3-15IMH05:~/trybe/unix_tests$ wc -w phrases.txt</text:p>
      <text:p text:style-name="Standard">48 phrases.txt</text:p>
      <text:p text:style-name="Standard">tulio@tulio-IdeaPad-Gaming-3-15IMH05:~/trybe/unix_tests$ wc -l phrases.txt</text:p>
      <text:p text:style-name="Standard">15 phrases.txt</text:p>
      <text:p text:style-name="Standard">tulio@tulio-IdeaPad-Gaming-3-15IMH05:~/trybe/unix_tests$ touch empty.tbt </text:p>
      <text:p text:style-name="Standard">tulio@tulio-IdeaPad-Gaming-3-15IMH05:~/trybe/unix_tests$ touch empty.pdf</text:p>
      <text:p text:style-name="Standard">tulio@tulio-IdeaPad-Gaming-3-15IMH05:~/trybe/unix_tests$ ls</text:p>
      <text:p text:style-name="Standard">countries.txt <text:s/>empty.pdf <text:s/>empty.tbt <text:s/>phrases.txt</text:p>
      <text:p text:style-name="Standard">tulio@tulio-IdeaPad-Gaming-3-15IMH05:~/trybe/unix_tests$ ls *.txt</text:p>
      <text:p text:style-name="Standard">countries.txt <text:s/>phrases.txt</text:p>
      <text:p text:style-name="Standard">tulio@tulio-IdeaPad-Gaming-3-15IMH05:~/trybe/unix_tests$ ls *.tbt *.txt</text:p>
      <text:p text:style-name="Standard">countries.txt <text:s/>empty.tbt <text:s/>phrases.txt</text:p>
      <text:p text:style-name="Standard">tulio@tulio-IdeaPad-Gaming-3-15IMH05:~/trybe/unix_tests$ man ls</text:p>
      <text:p text:style-name="Standard">tulio@tulio-IdeaPad-Gaming-3-15IMH05:~/trybe/unix_tests$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19:04:24.738025777</meta:creation-date>
    <dc:date>2022-03-23T19:05:24.199455603</dc:date>
    <meta:editing-duration>PT59S</meta:editing-duration>
    <meta:editing-cycles>1</meta:editing-cycles>
    <meta:document-statistic meta:table-count="0" meta:image-count="0" meta:object-count="0" meta:page-count="1" meta:paragraph-count="45" meta:word-count="171" meta:character-count="2324" meta:non-whitespace-character-count="2122"/>
    <meta:generator>LibreOffice/6.4.7.2$Linux_X86_64 LibreOffice_project/40$Build-2</meta:generator>
  </office:meta>
</office:document-meta>
</file>